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.101cm"/>
    </style:style>
    <style:style style:name="Tabella1.A3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1.B5" style:family="table-cell">
      <style:table-cell-properties fo:padding="0.097cm" fo:border-left="0.3pt solid #000000" fo:border-right="none" fo:border-top="none" fo:border-bottom="0.3pt solid #000000"/>
    </style:style>
    <style:style style:name="Tabella1.C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3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67cm" fo:margin-left="0.03cm" table:align="left"/>
    </style:style>
    <style:style style:name="Tabella3.A" style:family="table-column">
      <style:table-column-properties style:column-width="7.303cm"/>
    </style:style>
    <style:style style:name="Tabella3.B" style:family="table-column">
      <style:table-column-properties style:column-width="5.265cm"/>
    </style:style>
    <style:style style:name="Tabella3.C" style:family="table-column">
      <style:table-column-properties style:column-width="7.299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30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8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9" style:family="paragraph" style:parent-style-name="Footer">
      <style:paragraph-properties fo:text-align="end" style:justify-single-word="false"/>
      <style:text-properties style:font-name="Verdana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Heading">
      <style:text-properties style:font-name="Verdana" fo:font-size="11pt" style:font-size-asian="11pt" style:font-size-complex="11pt"/>
    </style:style>
    <style:style style:name="P4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text-input text:description="&lt;for each=&quot;o in objects&quot;&gt;">starts for loop item objects</text:text-input></text:p>
      <text:p text:style-name="P31"><text:placeholder text:placeholder-type="text">&lt;setLang(user.lang or 'it_IT')&gt;</text:placeholder></text:p>
      <text:p text:style-name="P31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4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7"><text:placeholder text:placeholder-type="text">&lt;if test="(o.workcenter_id and o.workcenter_id.security_template_id) or (o.product_id.security_template_id)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28"><text:placeholder text:placeholder-type="text">&lt;for each="symbol in (o.product_id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5"><draw:text-box fo:min-width="1.769cm"><text:p text:style-name="P29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3"><text:placeholder text:placeholder-type="text">&lt;translate_static('N. Partita', user.lang)&gt;</text:placeholder><text:span text:style-name="T9">:</text:span></text:p>
            <text:p text:style-name="P42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5" office:value-type="string">
            <text:p text:style-name="P12"><text:placeholder text:placeholder-type="text">&lt;translate_static('Prodotto', user.lang)&gt;</text:placeholder><text:span text:style-name="T9">:</text:span></text:p>
            <text:p text:style-name="P41">[<text:placeholder text:placeholder-type="text">&lt;o.product.default_code&gt;</text:placeholder>]</text:p>
            <text:p text:style-name="P41"><text:placeholder text:placeholder-type="text">&lt;o.product.name&gt;</text:placeholder></text:p>
          </table:table-cell>
          <table:table-cell table:style-name="Tabella1.C5" office:value-type="string">
            <text:p text:style-name="P12"><text:placeholder text:placeholder-type="text">&lt;translate_static('Impianto', user.lang)&gt;</text:placeholder><text:span text:style-name="T9">:</text:span></text:p>
            <text:p text:style-name="P41"><text:placeholder text:placeholder-type="text">&lt;o.workcenter_id.name or ""&gt;</text:placeholder></text:p>
          </table:table-cell>
          <table:table-cell table:style-name="Tabella1.A2" office:value-type="string">
            <text:p text:style-name="P12"><text:placeholder text:placeholder-type="text">&lt;translate_static('Data', user.lang)&gt;</text:placeholder><text:span text:style-name="T9">:</text:span></text:p>
            <text:p text:style-name="P41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4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6"><text:placeholder text:placeholder-type="text">&lt;translate_static('Cod. Dog.', user.lang)&gt;</text:placeholder></text:p>
          </table:table-cell>
          <table:table-cell table:style-name="Tabella2.A1" office:value-type="string">
            <text:p text:style-name="P16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16"><text:placeholder text:placeholder-type="text">&lt;translate_static('KG', user.lang)&gt;</text:placeholder></text:p>
          </table:table-cell>
          <table:table-cell table:style-name="Tabella2.A1" office:value-type="string">
            <text:p text:style-name="P16"><text:placeholder text:placeholder-type="text">&lt;translate_static('LT', user.lang)&gt;</text:placeholder></text:p>
          </table:table-cell>
          <table:table-cell table:style-name="Tabella2.A1" office:value-type="string">
            <text:p text:style-name="P16"><text:placeholder text:placeholder-type="text">&lt;translate_static('SAC', user.lang)&gt;</text:placeholder></text:p>
          </table:table-cell>
          <table:table-cell table:style-name="Tabella2.A1" office:value-type="string">
            <text:p text:style-name="P16"><text:placeholder text:placeholder-type="text">&lt;translate_static('Lotto', user.lang)&gt;</text:placeholder></text:p>
          </table:table-cell>
          <table:table-cell table:style-name="Tabella2.G1" office:value-type="string">
            <text:p text:style-name="P16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46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1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50"><text:placeholder text:placeholder-type="text">&lt;material.product_id.name&gt;</text:placeholder></text:p>
          </table:table-cell>
          <table:table-cell table:style-name="Tabella2.A3" office:value-type="string">
            <text:p text:style-name="P43"><text:placeholder text:placeholder-type="text">&lt;formatLang(material.quantity / o.cycle)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  <table:table-row>
          <table:table-cell table:style-name="Tabella2.A2" table:number-columns-spanned="7" office:value-type="string">
            <text:p text:style-name="P46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7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4"><text:placeholder text:placeholder-type="text">&lt;o.product_qty / o.cycle&gt;</text:placeholder></text:p>
          </table:table-cell>
          <table:table-cell table:style-name="Tabella2.A3" office:value-type="string">
            <text:p text:style-name="P8"/>
          </table:table-cell>
          <table:table-cell table:style-name="Tabella2.A3" office:value-type="string">
            <text:p text:style-name="P8"/>
          </table:table-cell>
          <table:table-cell table:style-name="Tabella2.A2" table:number-columns-spanned="2" office:value-type="string">
            <text:p text:style-name="P8"/>
          </table:table-cell>
          <table:covered-table-cell/>
        </table:table-row>
      </table:table>
      <text:p text:style-name="P45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18"><text:placeholder text:placeholder-type="text">&lt;translate_static('Quantità prodotta', user.lang)&gt;</text:placeholder><text:span text:style-name="T9">: </text:span></text:p>
          </table:table-cell>
          <table:covered-table-cell/>
        </table:table-row>
        <table:table-row>
          <table:table-cell table:style-name="Tabella3.A2" office:value-type="string">
            <text:p text:style-name="P9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9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2" office:value-type="string">
            <text:p text:style-name="P18"><text:placeholder text:placeholder-type="text">&lt;translate_static('Analisi', user.lang)&gt;</text:placeholder><text:span text:style-name="T9">: </text:span></text:p>
            <text:p text:style-name="P23"><text:placeholder text:placeholder-type="text">&lt;get_analysis_info(o.production_id.id)&gt;</text:placeholder></text:p>
          </table:table-cell>
          <table:covered-table-cell/>
        </table:table-row>
        <text:soft-page-break/>
        <table:table-row>
          <table:table-cell table:style-name="Tabella3.A2" office:value-type="string">
            <text:p text:style-name="P18"><text:placeholder text:placeholder-type="text">&lt;translate_static('Operatori', user.lang)&gt;</text:placeholder><text:span text:style-name="T9">: </text:span></text:p>
          </table:table-cell>
          <table:table-cell table:style-name="Tabella3.A2" office:value-type="string">
            <text:p text:style-name="P18"><text:placeholder text:placeholder-type="text">&lt;translate_static('Macchine', user.lang)&gt;</text:placeholder><text:span text:style-name="T9">: </text:span></text:p>
          </table:table-cell>
          <table:table-cell table:style-name="Tabella3.B2" office:value-type="string">
            <text:p text:style-name="P9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8"><text:placeholder text:placeholder-type="text">&lt;translate_static('Note', user.lang)&gt;</text:placeholder><text:span text:style-name="T9">: </text:span></text:p>
            <text:p text:style-name="P11"><text:placeholder text:placeholder-type="text">&lt;o.lavoration_note&gt;</text:placeholder></text:p>
          </table:table-cell>
          <table:covered-table-cell/>
          <table:table-cell table:style-name="Tabella3.B2" office:value-type="string">
            <text:p text:style-name="P18"><text:placeholder text:placeholder-type="text">&lt;translate_static('Aspirazione', user.lang)&gt;</text:placeholder><text:span text:style-name="T9">: </text:span></text:p>
            <text:p text:style-name="P22"><text:placeholder text:placeholder-type="text">&lt;get_parameter('parameter_aspiration')&gt;</text:placeholder></text:p>
          </table:table-cell>
        </table:table-row>
      </table:table>
      <text:p text:style-name="P46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5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42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40">[<text:placeholder text:placeholder-type="text">&lt;o.product.default_code&gt;</text:placeholder>]</text:p>
            <text:p text:style-name="P40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40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40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10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21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0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9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9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9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9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46"><text:text-input text:description="&lt;for each=&quot;ol in o.production_id.order_lines_ids&quot;&gt;">starts for loop item objects</text:text-input></text:p>
            <text:p text:style-name="P24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7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48"><text:text-input text:description="&lt;for each=&quot;ol in o.production_id.package_ids&quot;&gt;">starts for loop item objects</text:text-input></text:p>
            <text:p text:style-name="P2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4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35"/>
      <text:p text:style-name="P32">Legenda: Q.C.P. = Quality Control Passed</text:p>
      <text:p text:style-name="P26"><text:placeholder text:placeholder-type="text">&lt;if test="len(objects)&gt;1 and o.id!=objects[-1].id"&gt;</text:placeholder></text:p>
      <text:p text:style-name="P49"/>
      <text:p text:style-name="P36"><text:placeholder text:placeholder-type="text">&lt;/if&gt;</text:placeholder></text:p>
      <text:p text:style-name="P33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79cm" style:rel-width="85%" svg:height="0.681cm" style:rel-height="scale-min" draw:z-index="4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5</text:page-number> di <text:page-count>5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1-31T17:18:45.135342733</dc:date>
    <meta:editing-duration>P1DT17H28M42S</meta:editing-duration>
    <meta:editing-cycles>319</meta:editing-cycles>
    <meta:generator>LibreOffice/4.3.3.2$Linux_X86_64 LibreOffice_project/430m0$Build-2</meta:generator>
    <dc:creator>thebrush </dc:creator>
    <meta:document-statistic meta:table-count="5" meta:image-count="0" meta:object-count="0" meta:page-count="5" meta:paragraph-count="85" meta:word-count="272" meta:character-count="3899" meta:non-whitespace-character-count="3705"/>
    <meta:user-defined meta:name="Info 1"/>
    <meta:user-defined meta:name="Info 2"/>
    <meta:user-defined meta:name="Info 3"/>
    <meta:user-defined meta:name="Info 4"/>
  </office:meta>
</office:document-meta>
</file>